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334,198,214,706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311,883,730,690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82,825,009,887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93,481,748,240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381,112,119,657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382,116,126,448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370,921,320,483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334,943,871,931.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86,563,105,192.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32,397,835,678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42,186,950,900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06,181,826,825.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61,618,581,266.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45,619,191,582.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17,081,522,349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94,641,378,693.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97,963,003,804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98,211,749,595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99,886,577,330.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86,186,158,684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98,443,739,941.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06,659,508,271.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97,160,109,277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2:16:32.983055348</dc:date>
    <meta:editing-duration>PT1H8M59S</meta:editing-duration>
    <meta:editing-cycles>36</meta:editing-cycles>
    <meta:generator>LibreOffice/7.2.6.2$Linux_X86_64 LibreOffice_project/20$Build-2</meta:generator>
    <meta:document-statistic meta:table-count="1" meta:cell-count="48" meta:object-count="0"/>
  </office:meta>
</office:document-meta>
</file>